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44pt"/>
    </style:style>
    <style:style style:name="co2" style:family="table-column">
      <style:table-column-properties fo:break-before="auto" style:column-width="32.09pt"/>
    </style:style>
    <style:style style:name="co3" style:family="table-column">
      <style:table-column-properties fo:break-before="auto" style:column-width="45.95pt"/>
    </style:style>
    <style:style style:name="co4" style:family="table-column">
      <style:table-column-properties fo:break-before="auto" style:column-width="43.5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_600x600" table:style-name="ta1">
        <table:shapes>
          <draw:frame draw:z-index="0" draw:style-name="gr1" draw:text-style-name="P1" svg:width="453.6pt" svg:height="254.78pt" svg:x="493.46pt" svg:y="9.75pt">
            <draw:object draw:notify-on-update-of-ranges="out_600x600.A1:out_600x600.A12 out_600x600.D1:out_600x600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7pt" svg:height="254.78pt" svg:x="496.49pt" svg:y="270pt">
            <draw:object draw:notify-on-update-of-ranges="out_600x600.A13:out_600x600.A24 out_600x600.D13:out_600x600.D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6pt" svg:height="254.78pt" svg:x="490.42pt" svg:y="528.43pt">
            <draw:object draw:notify-on-update-of-ranges="out_600x600.A25:out_600x600.A36 out_600x600.D25:out_600x600.D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600x600</text:p>
          </table:table-cell>
          <table:table-cell office:value-type="float" office:value="0.21865" calcext:value-type="float">
            <text:p>0.218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600x600</text:p>
          </table:table-cell>
          <table:table-cell office:value-type="float" office:value="0.19299" calcext:value-type="float">
            <text:p>0.192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600x600</text:p>
          </table:table-cell>
          <table:table-cell office:value-type="float" office:value="0.18468" calcext:value-type="float">
            <text:p>0.184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600x600</text:p>
          </table:table-cell>
          <table:table-cell office:value-type="float" office:value="0.09666" calcext:value-type="float">
            <text:p>0.096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600x600</text:p>
          </table:table-cell>
          <table:table-cell office:value-type="float" office:value="0.0915" calcext:value-type="float">
            <text:p>0.09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600x600</text:p>
          </table:table-cell>
          <table:table-cell office:value-type="float" office:value="0.10294" calcext:value-type="float">
            <text:p>0.102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600x600</text:p>
          </table:table-cell>
          <table:table-cell office:value-type="float" office:value="0.07218" calcext:value-type="float">
            <text:p>0.072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600x600</text:p>
          </table:table-cell>
          <table:table-cell office:value-type="float" office:value="0.08011" calcext:value-type="float">
            <text:p>0.080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600x600</text:p>
          </table:table-cell>
          <table:table-cell office:value-type="float" office:value="0.08102" calcext:value-type="float">
            <text:p>0.081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600x600</text:p>
          </table:table-cell>
          <table:table-cell office:value-type="float" office:value="0.07439" calcext:value-type="float">
            <text:p>0.074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600x600</text:p>
          </table:table-cell>
          <table:table-cell office:value-type="float" office:value="0.07543" calcext:value-type="float">
            <text:p>0.075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600x600</text:p>
          </table:table-cell>
          <table:table-cell office:value-type="float" office:value="0.07495" calcext:value-type="float">
            <text:p>0.074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600x600</text:p>
          </table:table-cell>
          <table:table-cell office:value-type="float" office:value="0.00314" calcext:value-type="float">
            <text:p>0.003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600x600</text:p>
          </table:table-cell>
          <table:table-cell office:value-type="float" office:value="0.00255" calcext:value-type="float">
            <text:p>0.002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600x600</text:p>
          </table:table-cell>
          <table:table-cell office:value-type="float" office:value="0.00254" calcext:value-type="float">
            <text:p>0.002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600x600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600x600</text:p>
          </table:table-cell>
          <table:table-cell office:value-type="float" office:value="0.00133" calcext:value-type="float">
            <text:p>0.001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600x600</text:p>
          </table:table-cell>
          <table:table-cell office:value-type="float" office:value="0.00146" calcext:value-type="float">
            <text:p>0.001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600x600</text:p>
          </table:table-cell>
          <table:table-cell office:value-type="float" office:value="0.00158" calcext:value-type="float">
            <text:p>0.001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600x600</text:p>
          </table:table-cell>
          <table:table-cell office:value-type="float" office:value="0.00124" calcext:value-type="float">
            <text:p>0.001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600x600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600x600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600x600</text:p>
          </table:table-cell>
          <table:table-cell office:value-type="float" office:value="0.00111" calcext:value-type="float">
            <text:p>0.001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600x600</text:p>
          </table:table-cell>
          <table:table-cell office:value-type="float" office:value="0.00127" calcext:value-type="float">
            <text:p>0.001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600x600</text:p>
          </table:table-cell>
          <table:table-cell office:value-type="float" office:value="0.03025" calcext:value-type="float">
            <text:p>0.03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600x600</text:p>
          </table:table-cell>
          <table:table-cell office:value-type="float" office:value="0.02477" calcext:value-type="float">
            <text:p>0.024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600x600</text:p>
          </table:table-cell>
          <table:table-cell office:value-type="float" office:value="0.0239" calcext:value-type="float">
            <text:p>0.0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600x600</text:p>
          </table:table-cell>
          <table:table-cell office:value-type="float" office:value="0.01283" calcext:value-type="float">
            <text:p>0.012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600x600</text:p>
          </table:table-cell>
          <table:table-cell office:value-type="float" office:value="0.01214" calcext:value-type="float">
            <text:p>0.012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600x600</text:p>
          </table:table-cell>
          <table:table-cell office:value-type="float" office:value="0.01225" calcext:value-type="float">
            <text:p>0.012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600x600</text:p>
          </table:table-cell>
          <table:table-cell office:value-type="float" office:value="0.01085" calcext:value-type="float">
            <text:p>0.010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600x600</text:p>
          </table:table-cell>
          <table:table-cell office:value-type="float" office:value="0.00829" calcext:value-type="float">
            <text:p>0.008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600x600</text:p>
          </table:table-cell>
          <table:table-cell office:value-type="float" office:value="0.00832" calcext:value-type="float">
            <text:p>0.008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600x600</text:p>
          </table:table-cell>
          <table:table-cell office:value-type="float" office:value="0.00861" calcext:value-type="float">
            <text:p>0.008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600x600</text:p>
          </table:table-cell>
          <table:table-cell office:value-type="float" office:value="0.01019" calcext:value-type="float">
            <text:p>0.010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600x600</text:p>
          </table:table-cell>
          <table:table-cell office:value-type="float" office:value="0.00862" calcext:value-type="float">
            <text:p>0.00862</text:p>
          </table:table-cell>
        </table:table-row>
      </table:table>
      <table:named-expressions/>
      <table:database-ranges>
        <table:database-range table:name="__Anonymous_Sheet_DB__0" table:target-range-address="out_600x600.A1:out_600x600.AMJ1048576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1-25T19:38:51.240000000</dc:date>
    <meta:editing-duration>PT2M34S</meta:editing-duration>
    <meta:editing-cycles>1</meta:editing-cycles>
    <meta:document-statistic meta:table-count="1" meta:cell-count="144" meta:object-count="3"/>
    <meta:generator>LibreOffice/6.3.3.2$Windows_X86_64 LibreOffice_project/a64200df03143b798afd1ec74a12ab50359878ed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8.989cm" xlink:href=".." xlink:type="simple" chart:class="chart:bar" chart:style-name="ch1">
        <chart:legend chart:legend-position="end" svg:x="14.655cm" svg:y="4.192cm" style:legend-expansion="high" chart:style-name="ch2"/>
        <chart:plot-area chart:style-name="ch3" table:cell-range-address="out_600x600.A1:out_600x600.A12 out_600x600.D1:out_600x600.D12" chart:data-source-has-labels="both" svg:x="0.32cm" svg:y="0.179cm" svg:width="14.015cm" svg:height="8.631cm">
          <chartooo:coordinate-region svg:x="1.248cm" svg:y="0.381cm" svg:width="13.087cm" svg:height="7.776cm"/>
          <chart:axis chart:dimension="x" chart:name="primary-x" chart:style-name="ch4" chartooo:axis-type="auto">
            <chartooo:date-scale/>
            <chart:categories table:cell-range-address="out_600x600.A1:out_600x600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ut_600x600.D1:out_600x600.D12" loext:label-string="blur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r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ut_600x600.A1:out_600x600.A12</svg:desc>
                </draw:g>
              </table:table-cell>
              <table:table-cell office:value-type="float" office:value="0.21865">
                <text:p>0.21865</text:p>
                <draw:g>
                  <svg:desc>out_600x600.D1:out_600x600.D1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9299">
                <text:p>0.1929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8468">
                <text:p>0.1846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9666">
                <text:p>0.0966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915">
                <text:p>0.091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0294">
                <text:p>0.1029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7218">
                <text:p>0.0721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8011">
                <text:p>0.080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8102">
                <text:p>0.0810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7439">
                <text:p>0.0743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7543">
                <text:p>0.0754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7495">
                <text:p>0.074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8.989cm" xlink:href=".." xlink:type="simple" chart:class="chart:bar" chart:style-name="ch1">
        <chart:legend chart:legend-position="end" svg:x="14.4cm" svg:y="4.192cm" style:legend-expansion="high" chart:style-name="ch2"/>
        <chart:plot-area chart:style-name="ch3" table:cell-range-address="out_600x600.A13:out_600x600.A24 out_600x600.D13:out_600x600.D24" chart:data-source-has-labels="both" svg:x="0.32cm" svg:y="0.179cm" svg:width="13.76cm" svg:height="8.631cm">
          <chartooo:coordinate-region svg:x="1.629cm" svg:y="0.381cm" svg:width="12.451cm" svg:height="7.776cm"/>
          <chart:axis chart:dimension="x" chart:name="primary-x" chart:style-name="ch4" chartooo:axis-type="auto">
            <chartooo:date-scale/>
            <chart:categories table:cell-range-address="out_600x600.A13:out_600x600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ut_600x600.D13:out_600x600.D24" loext:label-string="sepia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pia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ut_600x600.A13:out_600x600.A24</svg:desc>
                </draw:g>
              </table:table-cell>
              <table:table-cell office:value-type="float" office:value="0.00314">
                <text:p>0.00314</text:p>
                <draw:g>
                  <svg:desc>out_600x600.D13:out_600x600.D2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255">
                <text:p>0.0025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254">
                <text:p>0.0025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133">
                <text:p>0.001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158">
                <text:p>0.0015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124">
                <text:p>0.0012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111">
                <text:p>0.0011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127">
                <text:p>0.001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8.989cm" xlink:href=".." xlink:type="simple" chart:class="chart:bar" chart:style-name="ch1">
        <chart:legend chart:legend-position="end" svg:x="14.507cm" svg:y="4.192cm" style:legend-expansion="high" chart:style-name="ch2"/>
        <chart:plot-area chart:style-name="ch3" table:cell-range-address="out_600x600.A25:out_600x600.A36 out_600x600.D25:out_600x600.D36" chart:data-source-has-labels="both" svg:x="0.32cm" svg:y="0.179cm" svg:width="13.867cm" svg:height="8.631cm">
          <chartooo:coordinate-region svg:x="1.439cm" svg:y="0.382cm" svg:width="12.748cm" svg:height="7.775cm"/>
          <chart:axis chart:dimension="x" chart:name="primary-x" chart:style-name="ch4" chartooo:axis-type="auto">
            <chartooo:date-scale/>
            <chart:categories table:cell-range-address="out_600x600.A25:out_600x600.A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ut_600x600.D25:out_600x600.D36" loext:label-string="swirl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wirl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ut_600x600.A25:out_600x600.A36</svg:desc>
                </draw:g>
              </table:table-cell>
              <table:table-cell office:value-type="float" office:value="0.03025">
                <text:p>0.03025</text:p>
                <draw:g>
                  <svg:desc>out_600x600.D25:out_600x600.D3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2477">
                <text:p>0.0247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239">
                <text:p>0.023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283">
                <text:p>0.0128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214">
                <text:p>0.0121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225">
                <text:p>0.012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085">
                <text:p>0.0108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829">
                <text:p>0.0082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832">
                <text:p>0.0083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861">
                <text:p>0.0086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019">
                <text:p>0.010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862">
                <text:p>0.008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